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Move mutable state (price) as different object</text:p>
          </table:table-cell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mplete Sale to display receip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reate Console U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-00-0000</text:date>, <text:time style:data-style-name="N2" text:time-value="19:45:46.518776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6T21:12:08.873741417</dc:date>
    <meta:editing-duration>PT3H41M49S</meta:editing-duration>
    <meta:editing-cycles>10</meta:editing-cycles>
    <meta:document-statistic meta:table-count="1" meta:cell-count="17" meta:object-count="0"/>
  </office:meta>
</office:document-meta>
</file>